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solid"/>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2">Front matter</text:p>
      <text:p text:style-name="P2">End matter.</text:p>
      <text:p text:style-name="P1"><text:s text:c="8"/><text:span text:style-name="T13">Tables</text:span>.</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Alter CSS for style of book</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1424142126808721528"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oft-page-break/><text:span text:style-name="T4">If you will insert visible page numbers or anchors at page boundaries, then configure </text:span><text:span text:style-name="T4">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4"/>
        </text:list-item>
      </text:list>
      <text:p text:style-name="P1"><text:soft-page-break/></text:p>
      <text:h text:style-name="P25"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text:soft-page-break/></text:p>
      <text:list xml:id="list35401563"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text:soft-page-break/>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0T15:24:07.78</dc:date>
    <dc:creator>Gemma Wright</dc:creator>
    <meta:editing-duration>PT19H49M23S</meta:editing-duration>
    <meta:editing-cycles>57</meta:editing-cycles>
    <meta:generator>OpenOffice/4.0.1$Win32 OpenOffice.org_project/401m5$Build-9714</meta:generator>
    <meta:document-statistic meta:table-count="2" meta:image-count="0" meta:object-count="0" meta:page-count="13" meta:paragraph-count="332" meta:word-count="5110" meta:character-count="31622"/>
  </office:meta>
</office:document-meta>
</file>